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2"/>
        <table:table-row table:style-name="ro2">
          <table:table-cell office:value-type="string">
            <text:p>Lp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Zgony</text:p>
          </table:table-cell>
          <table:table-cell table:style-name="ce1" office:value-type="string">
            <text:p>Prognoza</text:p>
          </table:table-cell>
          <table:table-cell table:style-name="ce1" office:value-type="string">
            <text:p>Różnica</text:p>
          </table:table-cell>
          <table:table-cell table:style-name="ce1" office:value-type="string">
            <text:p>Różnica proc</text:p>
          </table:table-cell>
        </table:table-row>
        <table:table-row table:style-name="ro1">
          <table:table-cell table:formula="of:=ROW()-1" office:value-type="float" office:value="1">
            <text:p>1</text:p>
          </table:table-cell>
          <table:table-cell office:value-type="string">
            <text:p>Luksemburg</text:p>
          </table:table-cell>
          <table:table-cell office:value-type="float" office:value="4449">
            <text:p>4449</text:p>
          </table:table-cell>
          <table:table-cell office:value-type="float" office:value="4638">
            <text:p>4638</text:p>
          </table:table-cell>
          <table:table-cell table:formula="of:=[.C2]-[.D2]" office:value-type="float" office:value="-189">
            <text:p>-189</text:p>
          </table:table-cell>
          <table:table-cell table:formula="of:=[.E2]/[.D2]*100" office:value-type="float" office:value="-4.07503234152652">
            <text:p>-4,08</text:p>
          </table:table-cell>
        </table:table-row>
        <table:table-row table:style-name="ro1">
          <table:table-cell table:formula="of:=ROW()-1" office:value-type="float" office:value="2">
            <text:p>2</text:p>
          </table:table-cell>
          <table:table-cell office:value-type="string">
            <text:p>Liechtenstein</text:p>
          </table:table-cell>
          <table:table-cell office:value-type="float" office:value="279">
            <text:p>279</text:p>
          </table:table-cell>
          <table:table-cell office:value-type="float" office:value="274">
            <text:p>274</text:p>
          </table:table-cell>
          <table:table-cell table:formula="of:=[.C3]-[.D3]" office:value-type="float" office:value="5">
            <text:p>5</text:p>
          </table:table-cell>
          <table:table-cell table:formula="of:=[.E3]/[.D3]*100" office:value-type="float" office:value="1.82481751824818">
            <text:p>1,82</text:p>
          </table:table-cell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>
            <text:p>Rumunia</text:p>
          </table:table-cell>
          <table:table-cell office:value-type="float" office:value="272483">
            <text:p>272483</text:p>
          </table:table-cell>
          <table:table-cell office:value-type="float" office:value="264088">
            <text:p>264088</text:p>
          </table:table-cell>
          <table:table-cell table:formula="of:=[.C4]-[.D4]" office:value-type="float" office:value="8395">
            <text:p>8395</text:p>
          </table:table-cell>
          <table:table-cell table:formula="of:=[.E4]/[.D4]*100" office:value-type="float" office:value="3.17886462088395">
            <text:p>3,18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>
            <text:p>Polska</text:p>
          </table:table-cell>
          <table:table-cell office:value-type="float" office:value="448400">
            <text:p>448400</text:p>
          </table:table-cell>
          <table:table-cell office:value-type="float" office:value="429822">
            <text:p>429822</text:p>
          </table:table-cell>
          <table:table-cell table:formula="of:=[.C5]-[.D5]" office:value-type="float" office:value="18578">
            <text:p>18578</text:p>
          </table:table-cell>
          <table:table-cell table:formula="of:=[.E5]/[.D5]*100" office:value-type="float" office:value="4.322254328536">
            <text:p>4,32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Czarnogóra</text:p>
          </table:table-cell>
          <table:table-cell office:value-type="float" office:value="7068">
            <text:p>7068</text:p>
          </table:table-cell>
          <table:table-cell office:value-type="float" office:value="6769">
            <text:p>6769</text:p>
          </table:table-cell>
          <table:table-cell table:formula="of:=[.C6]-[.D6]" office:value-type="float" office:value="299">
            <text:p>299</text:p>
          </table:table-cell>
          <table:table-cell table:formula="of:=[.E6]/[.D6]*100" office:value-type="float" office:value="4.41719604077412">
            <text:p>4,42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>
            <text:p>Czechy</text:p>
          </table:table-cell>
          <table:table-cell office:value-type="float" office:value="120219">
            <text:p>120219</text:p>
          </table:table-cell>
          <table:table-cell office:value-type="float" office:value="114904">
            <text:p>114904</text:p>
          </table:table-cell>
          <table:table-cell table:formula="of:=[.C7]-[.D7]" office:value-type="float" office:value="5315">
            <text:p>5315</text:p>
          </table:table-cell>
          <table:table-cell table:formula="of:=[.E7]/[.D7]*100" office:value-type="float" office:value="4.62560050128803">
            <text:p>4,63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Węgry</text:p>
          </table:table-cell>
          <table:table-cell office:value-type="float" office:value="136446">
            <text:p>136446</text:p>
          </table:table-cell>
          <table:table-cell office:value-type="float" office:value="130116">
            <text:p>130116</text:p>
          </table:table-cell>
          <table:table-cell table:formula="of:=[.C8]-[.D8]" office:value-type="float" office:value="6330">
            <text:p>6330</text:p>
          </table:table-cell>
          <table:table-cell table:formula="of:=[.E8]/[.D8]*100" office:value-type="float" office:value="4.86488979064835">
            <text:p>4,86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>
            <text:p>Słowenia</text:p>
          </table:table-cell>
          <table:table-cell office:value-type="float" office:value="22492">
            <text:p>22492</text:p>
          </table:table-cell>
          <table:table-cell office:value-type="float" office:value="21373">
            <text:p>21373</text:p>
          </table:table-cell>
          <table:table-cell table:formula="of:=[.C9]-[.D9]" office:value-type="float" office:value="1119">
            <text:p>1119</text:p>
          </table:table-cell>
          <table:table-cell table:formula="of:=[.E9]/[.D9]*100" office:value-type="float" office:value="5.2355775979039">
            <text:p>5,24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>
            <text:p>Dania</text:p>
          </table:table-cell>
          <table:table-cell office:value-type="float" office:value="59435">
            <text:p>59435</text:p>
          </table:table-cell>
          <table:table-cell office:value-type="float" office:value="56173">
            <text:p>56173</text:p>
          </table:table-cell>
          <table:table-cell table:formula="of:=[.C10]-[.D10]" office:value-type="float" office:value="3262">
            <text:p>3262</text:p>
          </table:table-cell>
          <table:table-cell table:formula="of:=[.E10]/[.D10]*100" office:value-type="float" office:value="5.80706033147598">
            <text:p>5,81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>
            <text:p>Szwecja</text:p>
          </table:table-cell>
          <table:table-cell office:value-type="float" office:value="94737">
            <text:p>94737</text:p>
          </table:table-cell>
          <table:table-cell office:value-type="float" office:value="89423">
            <text:p>89423</text:p>
          </table:table-cell>
          <table:table-cell table:formula="of:=[.C11]-[.D11]" office:value-type="float" office:value="5314">
            <text:p>5314</text:p>
          </table:table-cell>
          <table:table-cell table:formula="of:=[.E11]/[.D11]*100" office:value-type="float" office:value="5.94254274627333">
            <text:p>5,94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string">
            <text:p>Wielka Brytania</text:p>
          </table:table-cell>
          <table:table-cell office:value-type="float" office:value="657278">
            <text:p>657278</text:p>
          </table:table-cell>
          <table:table-cell office:value-type="float" office:value="616905">
            <text:p>616905</text:p>
          </table:table-cell>
          <table:table-cell table:formula="of:=[.C12]-[.D12]" office:value-type="float" office:value="40373">
            <text:p>40373</text:p>
          </table:table-cell>
          <table:table-cell table:formula="of:=[.E12]/[.D12]*100" office:value-type="float" office:value="6.54444363394688">
            <text:p>6,54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 office:value-type="string">
            <text:p>Malta</text:p>
          </table:table-cell>
          <table:table-cell office:value-type="float" office:value="4230">
            <text:p>4230</text:p>
          </table:table-cell>
          <table:table-cell office:value-type="float" office:value="3965">
            <text:p>3965</text:p>
          </table:table-cell>
          <table:table-cell table:formula="of:=[.C13]-[.D13]" office:value-type="float" office:value="265">
            <text:p>265</text:p>
          </table:table-cell>
          <table:table-cell table:formula="of:=[.E13]/[.D13]*100" office:value-type="float" office:value="6.68348045397226">
            <text:p>6,68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>
            <text:p>Belgia</text:p>
          </table:table-cell>
          <table:table-cell office:value-type="float" office:value="116404">
            <text:p>116404</text:p>
          </table:table-cell>
          <table:table-cell office:value-type="float" office:value="109048">
            <text:p>109048</text:p>
          </table:table-cell>
          <table:table-cell table:formula="of:=[.C14]-[.D14]" office:value-type="float" office:value="7356">
            <text:p>7356</text:p>
          </table:table-cell>
          <table:table-cell table:formula="of:=[.E14]/[.D14]*100" office:value-type="float" office:value="6.74565329029418">
            <text:p>6,75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>
            <text:p>Francja</text:p>
          </table:table-cell>
          <table:table-cell office:value-type="float" office:value="658400">
            <text:p>658400</text:p>
          </table:table-cell>
          <table:table-cell office:value-type="float" office:value="615859">
            <text:p>615859</text:p>
          </table:table-cell>
          <table:table-cell table:formula="of:=[.C15]-[.D15]" office:value-type="float" office:value="42541">
            <text:p>42541</text:p>
          </table:table-cell>
          <table:table-cell table:formula="of:=[.E15]/[.D15]*100" office:value-type="float" office:value="6.90758761339852">
            <text:p>6,91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 office:value-type="string">
            <text:p>Portugalia</text:p>
          </table:table-cell>
          <table:table-cell office:value-type="float" office:value="124311">
            <text:p>124311</text:p>
          </table:table-cell>
          <table:table-cell office:value-type="float" office:value="115296">
            <text:p>115296</text:p>
          </table:table-cell>
          <table:table-cell table:formula="of:=[.C16]-[.D16]" office:value-type="float" office:value="9015">
            <text:p>9015</text:p>
          </table:table-cell>
          <table:table-cell table:formula="of:=[.E16]/[.D16]*100" office:value-type="float" office:value="7.8190049958368">
            <text:p>7,82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string">
            <text:p>Holandia</text:p>
          </table:table-cell>
          <table:table-cell office:value-type="float" office:value="170112">
            <text:p>170112</text:p>
          </table:table-cell>
          <table:table-cell office:value-type="float" office:value="157253">
            <text:p>157253</text:p>
          </table:table-cell>
          <table:table-cell table:formula="of:=[.C17]-[.D17]" office:value-type="float" office:value="12859">
            <text:p>12859</text:p>
          </table:table-cell>
          <table:table-cell table:formula="of:=[.E17]/[.D17]*100" office:value-type="float" office:value="8.17726847818484">
            <text:p>8,18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 office:value-type="string">
            <text:p>Hiszpania</text:p>
          </table:table-cell>
          <table:table-cell office:value-type="float" office:value="462370">
            <text:p>462370</text:p>
          </table:table-cell>
          <table:table-cell office:value-type="float" office:value="425515">
            <text:p>425515</text:p>
          </table:table-cell>
          <table:table-cell table:formula="of:=[.C18]-[.D18]" office:value-type="float" office:value="36855">
            <text:p>36855</text:p>
          </table:table-cell>
          <table:table-cell table:formula="of:=[.E18]/[.D18]*100" office:value-type="float" office:value="8.6612692854541">
            <text:p>8,66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 office:value-type="string">
            <text:p>Serbia</text:p>
          </table:table-cell>
          <table:table-cell office:value-type="float" office:value="109203">
            <text:p>109203</text:p>
          </table:table-cell>
          <table:table-cell office:value-type="float" office:value="100460">
            <text:p>100460</text:p>
          </table:table-cell>
          <table:table-cell table:formula="of:=[.C19]-[.D19]" office:value-type="float" office:value="8743">
            <text:p>8743</text:p>
          </table:table-cell>
          <table:table-cell table:formula="of:=[.E19]/[.D19]*100" office:value-type="float" office:value="8.70296635476807">
            <text:p>8,70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 office:value-type="string">
            <text:p>Andora</text:p>
          </table:table-cell>
          <table:table-cell office:value-type="float" office:value="371">
            <text:p>371</text:p>
          </table:table-cell>
          <table:table-cell office:value-type="float" office:value="341">
            <text:p>341</text:p>
          </table:table-cell>
          <table:table-cell table:formula="of:=[.C20]-[.D20]" office:value-type="float" office:value="30">
            <text:p>30</text:p>
          </table:table-cell>
          <table:table-cell table:formula="of:=[.E20]/[.D20]*100" office:value-type="float" office:value="8.79765395894428">
            <text:p>8,80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 office:value-type="string">
            <text:p>Szwajcaria</text:p>
          </table:table-cell>
          <table:table-cell office:value-type="float" office:value="74425">
            <text:p>74425</text:p>
          </table:table-cell>
          <table:table-cell office:value-type="float" office:value="68118">
            <text:p>68118</text:p>
          </table:table-cell>
          <table:table-cell table:formula="of:=[.C21]-[.D21]" office:value-type="float" office:value="6307">
            <text:p>6307</text:p>
          </table:table-cell>
          <table:table-cell table:formula="of:=[.E21]/[.D21]*100" office:value-type="float" office:value="9.25893302798086">
            <text:p>9,26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 office:value-type="string">
            <text:p>Estonia</text:p>
          </table:table-cell>
          <table:table-cell office:value-type="float" office:value="17315">
            <text:p>17315</text:p>
          </table:table-cell>
          <table:table-cell office:value-type="float" office:value="15804">
            <text:p>15804</text:p>
          </table:table-cell>
          <table:table-cell table:formula="of:=[.C22]-[.D22]" office:value-type="float" office:value="1511">
            <text:p>1511</text:p>
          </table:table-cell>
          <table:table-cell table:formula="of:=[.E22]/[.D22]*100" office:value-type="float" office:value="9.56087066565426">
            <text:p>9,56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 office:value-type="string">
            <text:p>Austria</text:p>
          </table:table-cell>
          <table:table-cell office:value-type="float" office:value="93332">
            <text:p>93332</text:p>
          </table:table-cell>
          <table:table-cell office:value-type="float" office:value="84841">
            <text:p>84841</text:p>
          </table:table-cell>
          <table:table-cell table:formula="of:=[.C23]-[.D23]" office:value-type="float" office:value="8491">
            <text:p>8491</text:p>
          </table:table-cell>
          <table:table-cell table:formula="of:=[.E23]/[.D23]*100" office:value-type="float" office:value="10.0081328602916">
            <text:p>10,01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 office:value-type="string">
            <text:p>Niemcy</text:p>
          </table:table-cell>
          <table:table-cell office:value-type="float" office:value="1066341">
            <text:p>1066341</text:p>
          </table:table-cell>
          <table:table-cell office:value-type="float" office:value="968860">
            <text:p>968860</text:p>
          </table:table-cell>
          <table:table-cell table:formula="of:=[.C24]-[.D24]" office:value-type="float" office:value="97481">
            <text:p>97481</text:p>
          </table:table-cell>
          <table:table-cell table:formula="of:=[.E24]/[.D24]*100" office:value-type="float" office:value="10.0614123815618">
            <text:p>10,06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 office:value-type="string">
            <text:p>Łotwa</text:p>
          </table:table-cell>
          <table:table-cell office:value-type="float" office:value="30731">
            <text:p>30731</text:p>
          </table:table-cell>
          <table:table-cell office:value-type="float" office:value="27832">
            <text:p>27832</text:p>
          </table:table-cell>
          <table:table-cell table:formula="of:=[.C25]-[.D25]" office:value-type="float" office:value="2899">
            <text:p>2899</text:p>
          </table:table-cell>
          <table:table-cell table:formula="of:=[.E25]/[.D25]*100" office:value-type="float" office:value="10.4160678355849">
            <text:p>10,42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 office:value-type="string">
            <text:p>Słowacja</text:p>
          </table:table-cell>
          <table:table-cell office:value-type="float" office:value="59583">
            <text:p>59583</text:p>
          </table:table-cell>
          <table:table-cell office:value-type="float" office:value="53903">
            <text:p>53903</text:p>
          </table:table-cell>
          <table:table-cell table:formula="of:=[.C26]-[.D26]" office:value-type="float" office:value="5680">
            <text:p>5680</text:p>
          </table:table-cell>
          <table:table-cell table:formula="of:=[.E26]/[.D26]*100" office:value-type="float" office:value="10.5374468953491">
            <text:p>10,54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 office:value-type="string">
            <text:p>Albania</text:p>
          </table:table-cell>
          <table:table-cell office:value-type="float" office:value="23998">
            <text:p>23998</text:p>
          </table:table-cell>
          <table:table-cell office:value-type="float" office:value="21683">
            <text:p>21683</text:p>
          </table:table-cell>
          <table:table-cell table:formula="of:=[.C27]-[.D27]" office:value-type="float" office:value="2315">
            <text:p>2315</text:p>
          </table:table-cell>
          <table:table-cell table:formula="of:=[.E27]/[.D27]*100" office:value-type="float" office:value="10.6765668957248">
            <text:p>10,68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 office:value-type="string">
            <text:p>Bułgaria</text:p>
          </table:table-cell>
          <table:table-cell office:value-type="float" office:value="118814">
            <text:p>118814</text:p>
          </table:table-cell>
          <table:table-cell office:value-type="float" office:value="107258">
            <text:p>107258</text:p>
          </table:table-cell>
          <table:table-cell table:formula="of:=[.C28]-[.D28]" office:value-type="float" office:value="11556">
            <text:p>11556</text:p>
          </table:table-cell>
          <table:table-cell table:formula="of:=[.E28]/[.D28]*100" office:value-type="float" office:value="10.7740215182084">
            <text:p>10,77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 office:value-type="string">
            <text:p>Irlandia</text:p>
          </table:table-cell>
          <table:table-cell office:value-type="float" office:value="35477">
            <text:p>35477</text:p>
          </table:table-cell>
          <table:table-cell office:value-type="float" office:value="32001">
            <text:p>32001</text:p>
          </table:table-cell>
          <table:table-cell table:formula="of:=[.C29]-[.D29]" office:value-type="float" office:value="3476">
            <text:p>3476</text:p>
          </table:table-cell>
          <table:table-cell table:formula="of:=[.E29]/[.D29]*100" office:value-type="float" office:value="10.8621605574826">
            <text:p>10,86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 office:value-type="string">
            <text:p>Chorwacja</text:p>
          </table:table-cell>
          <table:table-cell office:value-type="float" office:value="56979">
            <text:p>56979</text:p>
          </table:table-cell>
          <table:table-cell office:value-type="float" office:value="50916">
            <text:p>50916</text:p>
          </table:table-cell>
          <table:table-cell table:formula="of:=[.C30]-[.D30]" office:value-type="float" office:value="6063">
            <text:p>6063</text:p>
          </table:table-cell>
          <table:table-cell table:formula="of:=[.E30]/[.D30]*100" office:value-type="float" office:value="11.9078482205986">
            <text:p>11,91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 office:value-type="string">
            <text:p>Norwegia</text:p>
          </table:table-cell>
          <table:table-cell office:value-type="float" office:value="45774">
            <text:p>45774</text:p>
          </table:table-cell>
          <table:table-cell office:value-type="float" office:value="40764">
            <text:p>40764</text:p>
          </table:table-cell>
          <table:table-cell table:formula="of:=[.C31]-[.D31]" office:value-type="float" office:value="5010">
            <text:p>5010</text:p>
          </table:table-cell>
          <table:table-cell table:formula="of:=[.E31]/[.D31]*100" office:value-type="float" office:value="12.2902561083309">
            <text:p>12,29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 office:value-type="string">
            <text:p>Gruzja</text:p>
          </table:table-cell>
          <table:table-cell office:value-type="float" office:value="49118">
            <text:p>49118</text:p>
          </table:table-cell>
          <table:table-cell office:value-type="float" office:value="43594">
            <text:p>43594</text:p>
          </table:table-cell>
          <table:table-cell table:formula="of:=[.C32]-[.D32]" office:value-type="float" office:value="5524">
            <text:p>5524</text:p>
          </table:table-cell>
          <table:table-cell table:formula="of:=[.E32]/[.D32]*100" office:value-type="float" office:value="12.671468550718">
            <text:p>12,67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 office:value-type="string">
            <text:p>Grecja</text:p>
          </table:table-cell>
          <table:table-cell office:value-type="float" office:value="142573">
            <text:p>142573</text:p>
          </table:table-cell>
          <table:table-cell office:value-type="float" office:value="126465">
            <text:p>126465</text:p>
          </table:table-cell>
          <table:table-cell table:formula="of:=[.C33]-[.D33]" office:value-type="float" office:value="16108">
            <text:p>16108</text:p>
          </table:table-cell>
          <table:table-cell table:formula="of:=[.E33]/[.D33]*100" office:value-type="float" office:value="12.7371209425533">
            <text:p>12,74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 office:value-type="string">
            <text:p>Włochy</text:p>
          </table:table-cell>
          <table:table-cell office:value-type="float" office:value="713499">
            <text:p>713499</text:p>
          </table:table-cell>
          <table:table-cell office:value-type="float" office:value="631671">
            <text:p>631671</text:p>
          </table:table-cell>
          <table:table-cell table:formula="of:=[.C34]-[.D34]" office:value-type="float" office:value="81828">
            <text:p>81828</text:p>
          </table:table-cell>
          <table:table-cell table:formula="of:=[.E34]/[.D34]*100" office:value-type="float" office:value="12.9542119236121">
            <text:p>12,95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 office:value-type="string">
            <text:p>Cypr</text:p>
          </table:table-cell>
          <table:table-cell office:value-type="float" office:value="7255">
            <text:p>7255</text:p>
          </table:table-cell>
          <table:table-cell office:value-type="float" office:value="6395">
            <text:p>6395</text:p>
          </table:table-cell>
          <table:table-cell table:formula="of:=[.C35]-[.D35]" office:value-type="float" office:value="860">
            <text:p>860</text:p>
          </table:table-cell>
          <table:table-cell table:formula="of:=[.E35]/[.D35]*100" office:value-type="float" office:value="13.4480062548866">
            <text:p>13,45</text:p>
          </table:table-cell>
        </table:table-row>
        <table:table-row table:style-name="ro1">
          <table:table-cell table:formula="of:=ROW()-1" office:value-type="float" office:value="35">
            <text:p>35</text:p>
          </table:table-cell>
          <table:table-cell office:value-type="string">
            <text:p>Finlandia</text:p>
          </table:table-cell>
          <table:table-cell office:value-type="float" office:value="63219">
            <text:p>63219</text:p>
          </table:table-cell>
          <table:table-cell office:value-type="float" office:value="55482">
            <text:p>55482</text:p>
          </table:table-cell>
          <table:table-cell table:formula="of:=[.C36]-[.D36]" office:value-type="float" office:value="7737">
            <text:p>7737</text:p>
          </table:table-cell>
          <table:table-cell table:formula="of:=[.E36]/[.D36]*100" office:value-type="float" office:value="13.9450632637612">
            <text:p>13,95</text:p>
          </table:table-cell>
        </table:table-row>
        <table:table-row table:style-name="ro1">
          <table:table-cell table:formula="of:=ROW()-1" office:value-type="float" office:value="36">
            <text:p>36</text:p>
          </table:table-cell>
          <table:table-cell office:value-type="string">
            <text:p>Islandia</text:p>
          </table:table-cell>
          <table:table-cell office:value-type="float" office:value="2693">
            <text:p>2693</text:p>
          </table:table-cell>
          <table:table-cell office:value-type="float" office:value="2325">
            <text:p>2325</text:p>
          </table:table-cell>
          <table:table-cell table:formula="of:=[.C37]-[.D37]" office:value-type="float" office:value="368">
            <text:p>368</text:p>
          </table:table-cell>
          <table:table-cell table:formula="of:=[.E37]/[.D37]*100" office:value-type="float" office:value="15.8279569892473">
            <text:p>15,83</text:p>
          </table:table-cell>
        </table:table-row>
        <table:table-row table:style-name="ro1">
          <table:table-cell table:formula="of:=ROW()-1" office:value-type="float" office:value="37">
            <text:p>37</text:p>
          </table:table-cell>
          <table:table-cell office:value-type="string">
            <text:p>Litwa</text:p>
          </table:table-cell>
          <table:table-cell office:value-type="float" office:value="42884">
            <text:p>42884</text:p>
          </table:table-cell>
          <table:table-cell office:value-type="float" office:value="35915">
            <text:p>35915</text:p>
          </table:table-cell>
          <table:table-cell table:formula="of:=[.C38]-[.D38]" office:value-type="float" office:value="6969">
            <text:p>6969</text:p>
          </table:table-cell>
          <table:table-cell table:formula="of:=[.E38]/[.D38]*100" office:value-type="float" office:value="19.4041486843937">
            <text:p>19,40</text:p>
          </table:table-cell>
        </table:table-row>
        <table:table-row table:style-name="ro1">
          <table:table-cell table:style-name="Default"/>
          <table:table-cell office:value-type="string">
            <text:p>Suma</text:p>
          </table:table-cell>
          <table:table-cell table:formula="of:=SUM([.C2:.C38])" office:value-type="float" office:value="6112697">
            <text:p>6112697</text:p>
          </table:table-cell>
          <table:table-cell table:formula="of:=SUM([.D2:.D38])" office:value-type="float" office:value="5636049">
            <text:p>5636049</text:p>
          </table:table-cell>
          <table:table-cell table:formula="of:=SUM([.E2:.E38])" office:value-type="float" office:value="476648">
            <text:p>476648</text:p>
          </table:table-cell>
          <table:table-cell table:formula="of:=[.E39]/[.D39]*100" office:value-type="float" office:value="8.4571301633467">
            <text:p>8,46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Arkusz1.B2:Arkusz1.F3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9">19.10.2023</text:date>, <text:time>09:53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zej Bystrzycki</meta:initial-creator>
    <meta:creation-date>2023-08-04T15:54:23.60</meta:creation-date>
    <dc:date>2023-10-19T09:53:59.76</dc:date>
    <dc:creator>Andrzej Bystrzycki</dc:creator>
    <meta:editing-duration>PT3H42M58S</meta:editing-duration>
    <meta:editing-cycles>29</meta:editing-cycles>
    <meta:generator>OpenOffice.org/3.3$Win32 OpenOffice.org_project/330m20$Build-9567</meta:generator>
    <meta:document-statistic meta:table-count="3" meta:cell-count="233" meta:object-count="0"/>
  </office:meta>
</office:document-meta>
</file>